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a41b6" officeooo:paragraph-rsid="000a41b6"/>
    </style:style>
    <style:style style:name="P4" style:family="paragraph" style:parent-style-name="Standard">
      <style:paragraph-properties fo:text-align="justify" style:justify-single-word="false"/>
      <style:text-properties officeooo:rsid="000a41b6" officeooo:paragraph-rsid="000c2b59"/>
    </style:style>
    <style:style style:name="P5" style:family="paragraph" style:parent-style-name="Standard">
      <style:paragraph-properties fo:text-align="justify" style:justify-single-word="false"/>
      <style:text-properties officeooo:rsid="000f5e41" officeooo:paragraph-rsid="000f5e41"/>
    </style:style>
    <style:style style:name="P6" style:family="paragraph" style:parent-style-name="Standard">
      <style:paragraph-properties fo:text-align="justify" style:justify-single-word="false"/>
      <style:text-properties officeooo:rsid="0010c14d" officeooo:paragraph-rsid="0010c14d"/>
    </style:style>
    <style:style style:name="P7" style:family="paragraph" style:parent-style-name="Standard" style:list-style-name="WWNum1">
      <style:paragraph-properties fo:margin-left="1.27cm" fo:margin-right="0cm" fo:text-indent="-0.635cm" style:auto-text-indent="false"/>
    </style:style>
    <style:style style:name="P8" style:family="paragraph" style:parent-style-name="Standard" style:list-style-name="WWNum1">
      <style:paragraph-properties fo:margin-left="2.54cm" fo:margin-right="0cm" fo:text-indent="-0.635cm" style:auto-text-indent="false"/>
    </style:style>
    <style:style style:name="T1" style:family="text">
      <style:text-properties fo:color="#1155cc" loext:opacity="100%" style:text-underline-style="solid" style:text-underline-width="auto" style:text-underline-color="font-color"/>
    </style:style>
    <style:style style:name="T2" style:family="text">
      <style:text-properties officeooo:rsid="000c2b59"/>
    </style:style>
    <style:style style:name="T3" style:family="text">
      <style:text-properties officeooo:rsid="000e8ddc"/>
    </style:style>
    <style:style style:name="T4" style:family="text">
      <style:text-properties officeooo:rsid="000f5e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es</text:p>
      <text:p text:style-name="Standard"/>
      <text:list xml:id="list2459394975" text:style-name="WWNum1">
        <text:list-item>
          <text:p text:style-name="P7">Crea una página web sencilla con un encabezado h1 y un pequeño párrafo de texto de tu elección</text:p>
        </text:list-item>
        <text:list-item>
          <text:p text:style-name="P7">Crea un documento xml que incluya información sobre un par de libros de una biblioteca.</text:p>
        </text:list-item>
        <text:list-item>
          <text:p text:style-name="P7">¿Qué es SVG? Busca un ejemplo.</text:p>
        </text:list-item>
        <text:list-item>
          <text:p text:style-name="P7">¿Qué es markdown? Crea una cuenta en Github, si no la tienes ya. A continuación crea un repositorio nuevo llamado “prueba” que incluya una página “README.md”. Utiliza markdown para que incluya varias cabeceras, texto, una lista, un gráfico y una tabla. Previamente se recomienda leer:</text:p>
          <text:list>
            <text:list-item>
              <text:p text:style-name="P8"><text:a xlink:type="simple" xlink:href="https://github.com/Github-Classroom-Cybros/Learn-Github" text:style-name="ListLabel_20_10" text:visited-style-name="ListLabel_20_10"><text:span text:style-name="T1">https://github.com/Github-Classroom-Cybros/Learn-Github</text:span></text:a></text:p>
            </text:list-item>
            <text:list-item>
              <text:p text:style-name="P8"><text:a xlink:type="simple" xlink:href="https://guides.github.com/features/mastering-markdown/" text:style-name="ListLabel_20_10" text:visited-style-name="ListLabel_20_10"><text:span text:style-name="T1">https://guides.github.com/features/mastering-markdown/</text:span></text:a></text:p>
            </text:list-item>
          </text:list>
        </text:list-item>
      </text:list>
      <text:p text:style-name="Standard"/>
      <text:p text:style-name="Standard"/>
      <text:p text:style-name="P2">Nota: Crea un repositorio en Github llamado “EjerciciosLLMM”. El proyecto incluirá una carpeta “Tema1” en el que incluirás un archivo con la solución a cada uno de los ejercicios planteados.</text:p>
      <text:p text:style-name="P2"/>
      <text:p text:style-name="P2">---------------------------------------------------------------------------------------------------------------------------</text:p>
      <text:p text:style-name="P2"/>
      <text:p text:style-name="P3">SOLUCIONES</text:p>
      <text:p text:style-name="P3"/>
      <text:p text:style-name="P3">1.</text:p>
      <text:p text:style-name="P3"/>
      <text:p text:style-name="P3">&lt;!DOCTYPE html&gt;</text:p>
      <text:p text:style-name="P3">&lt;html&gt;</text:p>
      <text:p text:style-name="P3"><text:tab/>&lt;head&gt;</text:p>
      <text:p text:style-name="P3"><text:tab/><text:tab/>&lt;title&gt;Ejemplo 01</text:p>
      <text:p text:style-name="P3"><text:tab/><text:tab/>&lt;/title&gt;</text:p>
      <text:p text:style-name="P3"><text:tab/>&lt;/head&gt;</text:p>
      <text:p text:style-name="P3"><text:tab/>&lt;body&gt;</text:p>
      <text:p text:style-name="P3"><text:tab/><text:tab/>&lt;h1&gt;Esto es una cabecera</text:p>
      <text:p text:style-name="P3"><text:tab/><text:tab/>&lt;/h1&gt;</text:p>
      <text:p text:style-name="P3"><text:tab/><text:tab/>&lt;p1&gt;Esto es un párrafo</text:p>
      <text:p text:style-name="P3"><text:tab/><text:tab/>&lt;/p1&gt;</text:p>
      <text:p text:style-name="P3"><text:tab/>&lt;/body&gt;</text:p>
      <text:p text:style-name="P3">&lt;/html&gt;</text:p>
      <text:p text:style-name="P3"/>
      <text:p text:style-name="P3">---------------------------------------------------------------------------------------------------------------------------</text:p>
      <text:p text:style-name="P3"/>
      <text:p text:style-name="P3"/>
      <text:p text:style-name="P3"/>
      <text:p text:style-name="P3"/>
      <text:p text:style-name="P3"/>
      <text:p text:style-name="P3"/>
      <text:p text:style-name="P3"/>
      <text:p text:style-name="P3"/>
      <text:p text:style-name="P3"><text:soft-page-break/>2.</text:p>
      <text:p text:style-name="P3"/>
      <text:p text:style-name="P3">&lt;?xml version=”1.0” encoding=iso-8859-1” <text:span text:style-name="T3">standalone=”yes” </text:span>?&gt;</text:p>
      <text:p text:style-name="P3"/>
      <text:p text:style-name="P3">&lt;!DOCTYPE libro&gt;</text:p>
      <text:p text:style-name="P3">&lt;libro&gt;</text:p>
      <text:p text:style-name="P3"><text:tab/>&lt;titulo <text:span text:style-name="T4">libro</text:span>&gt;Libro 01</text:p>
      <text:p text:style-name="P3"><text:tab/>&lt;/titulo</text:p>
      <text:p text:style-name="P3"><text:tab/>&lt;autor&gt;Autor 01</text:p>
      <text:p text:style-name="P3"><text:tab/>&lt;/autor&gt;</text:p>
      <text:p text:style-name="P3"><text:tab/>&lt;editorial&gt;Editorial 01</text:p>
      <text:p text:style-name="P3"><text:tab/>&lt;/editorial&gt;</text:p>
      <text:p text:style-name="P3"><text:tab/>&lt;isbn&gt;123456789</text:p>
      <text:p text:style-name="P3"><text:tab/>&lt;/isbn&gt;</text:p>
      <text:p text:style-name="P4"><text:tab/>&lt;<text:span text:style-name="T2">edicion&gt;01</text:span></text:p>
      <text:p text:style-name="P4"><text:span text:style-name="T2"><text:tab/>&lt;/edicion&gt;</text:span></text:p>
      <text:p text:style-name="P4"><text:tab/>&lt;<text:span text:style-name="T2">paginas&gt;100</text:span></text:p>
      <text:p text:style-name="P4"><text:span text:style-name="T2"><text:tab/>&lt;/paginas&gt;</text:span></text:p>
      <text:p text:style-name="P4"/>
      <text:p text:style-name="P4"><text:tab/>&lt;titulo <text:span text:style-name="T4">libro</text:span>&gt;Libro 0<text:span text:style-name="T2">2</text:span></text:p>
      <text:p text:style-name="P4"><text:tab/>&lt;/titulo</text:p>
      <text:p text:style-name="P4"><text:tab/>&lt;autor&gt;Autor 0<text:span text:style-name="T2">2</text:span></text:p>
      <text:p text:style-name="P4"><text:tab/>&lt;/autor&gt;</text:p>
      <text:p text:style-name="P4"><text:tab/>&lt;editorial&gt;Editorial 0<text:span text:style-name="T2">2</text:span></text:p>
      <text:p text:style-name="P4"><text:tab/>&lt;/editorial&gt;</text:p>
      <text:p text:style-name="P4"><text:tab/>&lt;isbn&gt;<text:span text:style-name="T2">987654321</text:span></text:p>
      <text:p text:style-name="P4"><text:tab/>&lt;/isbn&gt;</text:p>
      <text:p text:style-name="P4"><text:tab/>&lt;<text:span text:style-name="T2">edicion&gt;02</text:span></text:p>
      <text:p text:style-name="P4"><text:span text:style-name="T2"><text:tab/>&lt;/edicion&gt;</text:span></text:p>
      <text:p text:style-name="P4"><text:tab/>&lt;<text:span text:style-name="T2">paginas&gt;200</text:span></text:p>
      <text:p text:style-name="P4"><text:span text:style-name="T2"><text:tab/>&lt;/paginas&gt;</text:span></text:p>
      <text:p text:style-name="P3">&lt;/libro&gt;</text:p>
      <text:p text:style-name="P3"/>
      <text:p text:style-name="P3">---------------------------------------------------------------------------------------------------------------------------</text:p>
      <text:p text:style-name="P3"/>
      <text:p text:style-name="P5">3. Los archivos SVG (Scalable Vector Graphics), Gráficos Vectoriales Redimensionables, son un formato de gráficos vectoriales bidimensionales, tanto estáticos como animados, en formato XML. Son un estándar abierto desarrollado a partir del 1999 por el W3C. Este formato se convirtió en una recomendación del W3C en septiembre de 2001, con lo que todos los navegadores fueron renovándose para poder soportar este formato. Es un formato poco conocido para mucha gente pero muy útil para utilizarlo, por ejemplo, en entornos web. La mayoría de la gente utiliza archivos de mapas de bits como JPG. O PNG y GIF si se necesita un fondo transparente o una imagen animada.</text:p>
      <text:p text:style-name="P5"/>
      <text:p text:style-name="P5"/>
      <text:p text:style-name="P5"/>
      <text:p text:style-name="P5"/>
      <text:p text:style-name="P5"/>
      <text:p text:style-name="P5"><text:soft-page-break/>&lt;!DOCTYPE html&gt;</text:p>
      <text:p text:style-name="P5">&lt;html&gt;</text:p>
      <text:p text:style-name="P5"><text:tab/>&lt;body&gt;</text:p>
      <text:p text:style-name="P5"/>
      <text:p text:style-name="P5"><text:tab/>&lt;svg height="100" width="100"&gt;</text:p>
      <text:p text:style-name="P5"><text:s/><text:tab/><text:tab/> &lt;circle cx="50" cy="50" r="40" stroke="black" stroke-width="3" fill="red" /&gt;</text:p>
      <text:p text:style-name="P5"><text:s text:c="2"/><text:tab/>Sorry, your browser does not support inline SVG. <text:s/></text:p>
      <text:p text:style-name="P5"><text:tab/><text:tab/>&lt;/svg&gt; </text:p>
      <text:p text:style-name="P5"><text:s/></text:p>
      <text:p text:style-name="P5"><text:tab/>&lt;/body&gt;</text:p>
      <text:p text:style-name="P5">&lt;/html&gt;</text:p>
      <text:p text:style-name="P5"/>
      <text:p text:style-name="P5">---------------------------------------------------------------------------------------------------------------------------</text:p>
      <text:p text:style-name="P5"/>
      <text:p text:style-name="P6">4.</text:p>
      <text:p text:style-name="P6"/>
      <text:p text:style-name="P6">Markdown es un lenguaje de marcado que facilita la aplicación de formato a un texto empleando una serie de caracteres de una forma especial. En principio, fue pensado para elaborar textos cuyo destino iba a ser la web con más rapidez y sencillez que si estuviésemos empleando directamente HTML. Y si bien ese suele ser el mejor uso que podemos darle, también podemos emplearlo para cualquier tipo de texto, independientemente de cual vaya a ser su destin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0-10-05T09:53:50.831000000</dc:date>
    <meta:editing-duration>PT22M36S</meta:editing-duration>
    <meta:editing-cycles>6</meta:editing-cycles>
    <meta:document-statistic meta:table-count="0" meta:image-count="0" meta:object-count="0" meta:page-count="3" meta:paragraph-count="69" meta:word-count="403" meta:character-count="3234" meta:non-whitespace-character-count="2849"/>
  </office:meta>
</office:document-meta>
</file>